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dec" officeooo:paragraph-rsid="001ebdec"/>
    </style:style>
    <style:style style:name="P2" style:family="paragraph" style:parent-style-name="Standard">
      <style:text-properties officeooo:rsid="001f8a54" officeooo:paragraph-rsid="001f8a54"/>
    </style:style>
    <style:style style:name="P3" style:family="paragraph" style:parent-style-name="Standard">
      <style:text-properties officeooo:rsid="00217641" officeooo:paragraph-rsid="00217641"/>
    </style:style>
    <style:style style:name="P4" style:family="paragraph" style:parent-style-name="Standard">
      <style:text-properties officeooo:rsid="001ebdec" officeooo:paragraph-rsid="001ebdec"/>
    </style:style>
    <style:style style:name="P5" style:family="paragraph" style:parent-style-name="Standard">
      <style:text-properties officeooo:rsid="0022ecd6" officeooo:paragraph-rsid="0022ecd6"/>
    </style:style>
    <style:style style:name="T1" style:family="text">
      <style:text-properties officeooo:rsid="00243036"/>
    </style:style>
    <style:style style:name="T2" style:family="text">
      <style:text-properties officeooo:rsid="00252bea"/>
    </style:style>
    <style:style style:name="T3" style:family="text">
      <style:text-properties officeooo:rsid="00294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5 est bien corrigée avec hmm et cluster</text:p>
      <text:p text:style-name="P5">7 la majorité met à 2alors qu’il faudrait 1 (arrive deuxième mais avec 30 / 104</text:p>
      <text:p text:style-name="P1"/>
      <text:p text:style-name="P1">La track 18 de clip_track mélange 2 joueurs jaunes, <text:span text:style-name="T1">mmais se passe en temps mort en on dans le jeu</text:span></text:p>
      <text:p text:style-name="P1"/>
      <text:p text:style-name="P2">21 un ja<text:span text:style-name="T1">u</text:span>ne puis se câle sur un blanc qui continue dans le même sens que le jaune alors que le jaune change brutalement de direction</text:p>
      <text:p text:style-name="P2"/>
      <text:p text:style-name="P3">36 débute sur arbitre puis jo<text:span text:style-name="T2">u</text:span>eur blanc immobile <text:span text:style-name="T3">passer à un nombre minimal de 0 ou 1 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0:58:29.800007836</meta:creation-date>
    <dc:date>2025-02-26T17:28:22.810202263</dc:date>
    <meta:editing-duration>P1DT17H56M2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88" meta:character-count="435" meta:non-whitespace-character-count="352"/>
  </office:meta>
</office:document-meta>
</file>